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paragraph-properties fo:line-height="100%"/>
      <style:text-properties officeooo:rsid="04af6545" officeooo:paragraph-rsid="04af6545"/>
    </style:style>
    <style:style style:name="P10" style:family="paragraph" style:parent-style-name="Text_20_body">
      <style:text-properties officeooo:rsid="05b888e6" officeooo:paragraph-rsid="05cf6a63"/>
    </style:style>
    <style:style style:name="P11" style:family="paragraph" style:parent-style-name="Text_20_body">
      <style:text-properties officeooo:rsid="05b8a0b0" officeooo:paragraph-rsid="05cf6a63"/>
    </style:style>
    <style:style style:name="P12" style:family="paragraph" style:parent-style-name="Text_20_body">
      <style:text-properties officeooo:rsid="05c44172" officeooo:paragraph-rsid="05cf6a63"/>
    </style:style>
    <style:style style:name="P13" style:family="paragraph" style:parent-style-name="Text_20_body">
      <style:text-properties officeooo:rsid="05ccb8c6" officeooo:paragraph-rsid="05ccb8c6"/>
    </style:style>
    <style:style style:name="P14" style:family="paragraph" style:parent-style-name="Text_20_body">
      <style:text-properties officeooo:rsid="058e149f" officeooo:paragraph-rsid="058e149f"/>
    </style:style>
    <style:style style:name="P15" style:family="paragraph" style:parent-style-name="Text_20_body">
      <style:text-properties officeooo:rsid="05d2a9e3" officeooo:paragraph-rsid="05dcabd6"/>
    </style:style>
    <style:style style:name="P16" style:family="paragraph" style:parent-style-name="Text_20_body">
      <style:text-properties officeooo:rsid="05d2a9e3" officeooo:paragraph-rsid="05dd60fa"/>
    </style:style>
    <style:style style:name="P17" style:family="paragraph" style:parent-style-name="Heading_20_2">
      <style:text-properties officeooo:paragraph-rsid="052ed04f"/>
    </style:style>
    <style:style style:name="P18" style:family="paragraph" style:parent-style-name="Heading_20_2">
      <style:text-properties officeooo:rsid="05735d0c" officeooo:paragraph-rsid="058b9dbb"/>
    </style:style>
    <style:style style:name="P19" style:family="paragraph" style:parent-style-name="Heading_20_2">
      <style:text-properties officeooo:rsid="05735d0c" officeooo:paragraph-rsid="0596ca4a"/>
    </style:style>
    <style:style style:name="P20" style:family="paragraph" style:parent-style-name="Heading_20_2">
      <style:text-properties officeooo:paragraph-rsid="05648627"/>
    </style:style>
    <style:style style:name="P21" style:family="paragraph" style:parent-style-name="Heading_20_2">
      <style:paragraph-properties fo:line-height="100%"/>
      <style:text-properties officeooo:rsid="04af6545" officeooo:paragraph-rsid="05ccb8c6"/>
    </style:style>
    <style:style style:name="P22" style:family="paragraph" style:parent-style-name="Heading_20_2">
      <style:paragraph-properties fo:line-height="100%"/>
      <style:text-properties officeooo:rsid="04af6545" officeooo:paragraph-rsid="05cf6a63"/>
    </style:style>
    <style:style style:name="P23" style:family="paragraph" style:parent-style-name="Heading_20_2">
      <style:paragraph-properties fo:line-height="100%"/>
      <style:text-properties officeooo:rsid="04af6545" officeooo:paragraph-rsid="05dcabd6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28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29" style:family="paragraph" style:parent-style-name="Heading_20_1">
      <style:paragraph-properties fo:line-height="100%"/>
      <style:text-properties officeooo:rsid="05226f8d" officeooo:paragraph-rsid="04af6545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officeooo:rsid="059160cd"/>
    </style:style>
    <style:style style:name="T8" style:family="text">
      <style:text-properties officeooo:rsid="05b131eb"/>
    </style:style>
    <style:style style:name="T9" style:family="text">
      <style:text-properties officeooo:rsid="05b52448"/>
    </style:style>
    <style:style style:name="T10" style:family="text">
      <style:text-properties officeooo:rsid="05b6bed9"/>
    </style:style>
    <style:style style:name="T11" style:family="text">
      <style:text-properties officeooo:rsid="05b888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5c5adee" style:font-weight-asian="bold" style:font-weight-complex="bold"/>
    </style:style>
    <style:style style:name="T14" style:family="text">
      <style:text-properties officeooo:rsid="05bc1362"/>
    </style:style>
    <style:style style:name="T15" style:family="text">
      <style:text-properties officeooo:rsid="05c02c24"/>
    </style:style>
    <style:style style:name="T16" style:family="text">
      <style:text-properties officeooo:rsid="05c2aca5"/>
    </style:style>
    <style:style style:name="T17" style:family="text">
      <style:text-properties officeooo:rsid="05c44172"/>
    </style:style>
    <style:style style:name="T18" style:family="text">
      <style:text-properties officeooo:rsid="05c5adee"/>
    </style:style>
    <style:style style:name="T19" style:family="text">
      <style:text-properties officeooo:rsid="05c74c0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984f9a" style:font-style-asian="italic" style:font-style-complex="italic"/>
    </style:style>
    <style:style style:name="T22" style:family="text">
      <style:text-properties officeooo:rsid="05cf6a63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officeooo:rsid="05d6ac56"/>
    </style:style>
    <style:style style:name="T25" style:family="text">
      <style:text-properties officeooo:rsid="05d8b071"/>
    </style:style>
    <style:style style:name="T26" style:family="text">
      <style:text-properties officeooo:rsid="05dcabd6"/>
    </style:style>
    <style:style style:name="T27" style:family="text">
      <style:text-properties officeooo:rsid="05dd60fa"/>
    </style:style>
    <style:style style:name="T28" style:family="text">
      <style:text-properties officeooo:rsid="05e06f12"/>
    </style:style>
    <style:style style:name="T29" style:family="text">
      <style:text-properties officeooo:rsid="05e10a74"/>
    </style:style>
    <style:style style:name="T30" style:family="text">
      <style:text-properties officeooo:rsid="05e3271b"/>
    </style:style>
    <style:style style:name="T31" style:family="text">
      <style:text-properties officeooo:rsid="05e3dd2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מטלה - חלוקה הוגנת של קרקעות ועוגות</text:h>
      <text:p text:style-name="P9">יש לענות על שאלה אחת לבחירתכם.</text:p>
      <text:p text:style-name="P21">שאלה <text:span text:style-name="T11">1</text:span>: <text:span text:style-name="T11">חלוקה פרופורציונלית בשני מימדים</text:span></text:p>
      <text:p text:style-name="P13">א. נתונה חלקת-אדמה בצורת מלבן. תארו אלגוריתם הנותן חלוקה פרופורציונלית של העוגה בין n אנשים, כך שכל אחד מקבל מלבן.</text:p>
      <text:p text:style-name="P13">ב. הסבירו מהי צורה <text:span text:style-name="T20">קמורה </text:span>ותנו דוגמאות (<text:span text:style-name="T24">ראו </text:span>בויקיפדיה: <text:a xlink:type="simple" xlink:href="https://en.wikipedia.org/wiki/Convex_set" text:style-name="Internet_20_link" text:visited-style-name="Visited_20_Internet_20_Link"><text:span text:style-name="T23">https://en.wikipedia.org/wiki/Convex_set</text:span></text:a> )</text:p>
      <text:p text:style-name="P13">ג. <text:s/>נתונה חלקת-אדמה דו-ממדית קמורה. תארו אלגוריתם הנותן חלוקה פרופורציונלית של העוגה בין n אנשים, כך שכל אחד מקבל פרוסה קמורה.</text:p>
      <text:p text:style-name="P17">שאלה <text:span text:style-name="T22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4">א</text:span>. הגדירו בפירוט מהי חלוקה פרופורציונלית במצב ז<text:span text:style-name="T4">ה (מדוע זה שונה ממה שלמדנו בכיתה?).</text:span></text:p>
      <text:p text:style-name="P3"><text:span text:style-name="T4">ב</text:span>. כיתבו אלגוריתם המוצא חלוקה פרופורציונלית <text:span text:style-name="T9">של זמן השמירה, כך שכל ילד מקבל תורנות רצופה</text:span>.</text:p>
      <text:p text:style-name="P23">שאלה<text:span text:style-name="T26"> 3</text:span>: <text:span text:style-name="T11">חלוקת תורנויות ללא קנאה</text:span></text:p>
      <text:p text:style-name="P7">אמא ואבא נסעו לנופש<text:span text:style-name="T28"> וכו', כמו בשאלה 2. </text:span></text:p>
      <text:p text:style-name="P16">א. תארו אלגוריתם שבו כל אחד <text:span text:style-name="T27">מהילדים </text:span>מקבל <text:span text:style-name="T27">תורנות רצופה, והחלוקה היא </text:span>ללא-קנאה-בקירוב (עד כדי <text:span text:style-name="T27">שניה אחת</text:span>).</text:p>
      <text:p text:style-name="P15">ב. תנו דוגמה הממחישה את פעולת האלגוריתם<text:span text:style-name="T28"> של סעיף א</text:span>.</text:p>
      <text:p text:style-name="P20">שאלה <text:span text:style-name="T29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4">א</text:span>. <text:span text:style-name="T31">תנו הגדרה הגיונית למושג "</text:span>חלוקה פרופורציונלית" <text:span text:style-name="T31">במצב זה.</text:span></text:p>
      <text:p text:style-name="P4"><text:span text:style-name="T10">ב</text:span>. כיתבו אלגוריתם המוצא חלוקה פרופורציונלית<text:span text:style-name="T15">.</text:span></text:p>
      <text:p text:style-name="P18">שאלה <text:span text:style-name="T29">5</text:span>: <text:span text:style-name="T7">שינוי חלוקה קיימת</text:span></text:p>
      <text:p text:style-name="P14"><text:span text:style-name="T7">עמי רמי ו</text:span>תמי <text:span text:style-name="T7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2"><text:soft-page-break/>שאלה <text:span text:style-name="T29">6</text:span>: <text:span text:style-name="T11">חלוקה ללא קנאה עם שארית</text:span></text:p>
      <text:p text:style-name="P27"><text:span text:style-name="T14">נתון</text:span> <text:span text:style-name="T14">ה</text:span>אלגוריתם <text:span text:style-name="T16">הבא לחלוקה בין 3 אנשים </text:span>(דומה לצעד הראשון של אלגוריתם סלפרידג'-קונוויי):</text:p>
      <text:list xml:id="list691529318" text:style-name="L1">
        <text:list-item>
          <text:p text:style-name="P30"><text:span text:style-name="T19">1. </text:span>עמי חותך את העוגה לשלושה חלקים שווים בעיניו.</text:p>
        </text:list-item>
        <text:list-item>
          <text:p text:style-name="P30"><text:span text:style-name="T19">2. </text:span>תמי <text:span text:style-name="T19">מקצצת את הפרוסה הטובה ביותר בעיניה, כך שיהיו לה שתי פרוסות טובות ביותר.</text:span></text:p>
        </text:list-item>
        <text:list-item>
          <text:p text:style-name="P30"><text:span text:style-name="T19">3. </text:span>השחקנים בוחרים פרוסה מבין הפרוסות הנמצאות על השולחן, לפי הסדר: רמי - תמי - עמי.</text:p>
        </text:list-item>
      </text:list>
      <text:p text:style-name="P11">שימו לב - באלגוריתם זה לא כל העוגה מחולקת - יש שארית הנשארת על השולחן.</text:p>
      <text:p text:style-name="P10"><text:span text:style-name="T17">א. </text:span>הוכיחו <text:span text:style-name="T18">שהחלוקה המתקבלת היא ללא קנאה, וכל שחקן מקבל </text:span>פרוסה השווה בעיניו לפחות <text:span text:style-name="T12">1/4</text:span> מהשווי הכללי של העוגה<text:span text:style-name="T18">.</text:span></text:p>
      <text:p text:style-name="P12">ב. <text:span text:style-name="T18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3">1/8 </text:span><text:span text:style-name="T18">מהשווי הכללי של העוגה.</text:span></text:p>
      <text:p text:style-name="P19">שאלה <text:span text:style-name="T8">7: תיכנות - חלוקת-עוגה פרופורציונלית</text:span></text:p>
      <text:p text:style-name="P8">נניח שרוצים לחלק <text:span text:style-name="T25">נהר חד-ממדי, המיוצג </text:span>ע"י הקטע [0,1]. כל משתתף מיוצג ע"י המחלקה הבאה:</text:p>
      <text:p text:style-name="P28">class Agent {</text:p>
      <text:p text:style-name="P28"><text:tab/>double eval(double x); <text:s/></text:p>
      <text:p text:style-name="P28"><text:s text:c="11"/>// INPUT: <text:s text:c="2"/>x, a number between 0 and 1.</text:p>
      <text:p text:style-name="P28"><text:s text:c="11"/>// OUTPUT: <text:s/>v, the value of [0,x]</text:p>
      <text:p text:style-name="P28"/>
      <text:p text:style-name="P28"><text:tab/>double mark(double v);</text:p>
      <text:p text:style-name="P28"><text:s text:c="11"/>// INPUT: <text:s text:c="2"/>v, a number between 0 and 1.</text:p>
      <text:p text:style-name="P28"><text:s text:c="11"/>// OUTPUT: <text:s/>a number such that the value of [0,x] is v.</text:p>
      <text:p text:style-name="P28">}</text:p>
      <text:p text:style-name="P26">א. כיתבו בשפה לבחירתכם (אפשר גם פסאודו-קוד) את אלגוריתם "חתוך ובחר":</text:p>
      <text:p text:style-name="P24">void cutAndChoose(Agent a, Agent b)</text:p>
      <text:p text:style-name="P26">הפונקציה מקבלת שני שחקנים וכותבת את החלוקה בפורמט הבא (לדוגמה):</text:p>
      <text:p text:style-name="P25">Agent a receives [0,0.3]. <text:s/>Agent b receives [0.3,1].</text:p>
      <text:p text:style-name="P26">ב. כיתבו בשפה לבחירתכם את אלגוריתם "המפחית האחרון":</text:p>
      <text:p text:style-name="P24">void lastDiminisher(Agent[] agents)</text:p>
      <text:p text:style-name="P26">הפונקציה מקבלת מערך של שחקנים וכותבת את החלוקה בפורמט הבא (לדוגמה):</text:p>
      <text:p text:style-name="P24"><text:span text:style-name="T20">Agent 0 receives [0,0.3]. </text:span><text:span text:style-name="T21"><text:s/></text:span><text:span text:style-name="T20">Agent 1 receives [0.3,0.6]</text:span><text:span text:style-name="T21">.</text:span><text:span text:style-name="T20"> </text:span><text:span text:style-name="T21"><text:s/>Agent 2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02-27T19:36:29.480000000</dc:date>
    <meta:editing-duration>P10DT21H23M21S</meta:editing-duration>
    <meta:editing-cycles>1338</meta:editing-cycles>
    <meta:document-statistic meta:table-count="0" meta:image-count="0" meta:object-count="0" meta:page-count="2" meta:paragraph-count="48" meta:word-count="587" meta:character-count="3343" meta:non-whitespace-character-count="2741"/>
  </office:meta>
</office:document-meta>
</file>